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fo:font-size="10pt" style:font-size-asian="10pt" style:font-size-complex="10pt"/>
    </style:style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</style:style>
    <style:style style:name="T1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1" style:parent-style-name="TableContents" style:family="paragraph">
      <style:paragraph-properties fo:margin-bottom="0.1965in"/>
    </style:style>
    <style:style style:name="T2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3" style:parent-style-name="TableContents" style:family="paragraph">
      <style:paragraph-properties fo:margin-bottom="0.1965in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5" style:parent-style-name="TableContents" style:family="paragraph">
      <style:paragraph-properties fo:margin-bottom="0.1965in"/>
    </style:style>
    <style:style style:name="T2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" style:parent-style-name="TableContents" style:family="paragraph">
      <style:paragraph-properties fo:margin-bottom="0.1965in"/>
    </style:style>
    <style:style style:name="T30" style:parent-style-name="DefaultParagraphFont" style:family="text">
      <style:text-properties style:font-name="Verdana" fo:font-size="10pt" style:font-size-asian="10pt" style:font-size-complex="10pt"/>
    </style:style>
    <style:style style:name="T3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3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5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36" style:parent-style-name="DefaultParagraphFont" style:family="text">
      <style:text-properties style:font-name="Verdana" fo:font-size="10pt" style:font-size-asian="10pt" style:font-size-complex="10pt"/>
    </style:style>
    <style:style style:name="T3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38" style:parent-style-name="TableContents" style:family="paragraph">
      <style:paragraph-properties fo:margin-bottom="0.1965in">
        <style:tab-stops>
          <style:tab-stop style:type="left" style:position="2.3437in"/>
        </style:tab-stops>
      </style:paragraph-properties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43" style:parent-style-name="DefaultParagraphFont" style:family="text">
      <style:text-properties style:font-name="Verdana" fo:font-size="10pt" style:font-size-asian="10pt" style:font-size-complex="10pt"/>
    </style:style>
    <style:style style:name="T44" style:parent-style-name="DefaultParagraphFont" style:family="text">
      <style:text-properties style:font-name="Verdana" fo:font-size="10pt" style:font-size-asian="10pt" style:font-size-complex="10pt"/>
    </style:style>
    <style:style style:name="T4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4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55" style:parent-style-name="DefaultParagraphFont" style:family="text">
      <style:text-properties style:font-name="Verdana" fo:font-size="10pt" style:font-size-asian="10pt" style:font-size-complex="10pt"/>
    </style:style>
    <style:style style:name="T56" style:parent-style-name="DefaultParagraphFont" style:family="text">
      <style:text-properties style:font-name="Verdana" fo:font-size="10pt" style:font-size-asian="10pt" style:font-size-complex="10pt"/>
    </style:style>
    <style:style style:name="T5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5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5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6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61" style:parent-style-name="TableContents" style:family="paragraph">
      <style:paragraph-properties fo:margin-bottom="0.1965in"/>
    </style:style>
    <style:style style:name="P62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 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<text:s/>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<text:s/>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 Locked="false"<text:s/>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<text:s/>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<text:s/>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<text:s/>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<text:s/>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<text:s/>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<text:s/>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 Locked="false" Priority="63"<text:s/>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 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<text:s/>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<text:s/>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<text:s/>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epared by: Marbille Juntado, Patricia Regarde, Cyan Villarin</text:span></text:p>
            <text:p text:style-name="P18"><text:span text:style-name="T19">Date: Feb. 19,<text:s/></text:span><text:span text:style-name="T20">2016</text:span></text:p>
            <text:p text:style-name="P21"><text:span text:style-name="T22">Project Name: UP Scholarship Management System</text:span></text:p>
            <text:p text:style-name="P23"><text:span text:style-name="T24">Client: Ms. Rowena Solamo</text:span></text:p>
            <text:p text:style-name="P25"><text:span text:style-name="T26">Sprint Number: 2</text:span></text:p>
          </table:table-cell>
        </table:table-row>
        <table:table-row table:style-name="TableRow27">
          <table:table-cell table:style-name="TableCell28">
            <text:list text:style-name="LFO11" text:continue-numbering="true">
              <text:list-item>
                <text:p text:style-name="P29"><text:span text:style-name="T30">What were the main lessons your team learned in this sprint?<text:s/></text:span><text:span text:style-name="T31">We learned that starting early for development is really something. We have accomplished a lot of requirements for Sprint 2.</text:span></text:p>
              </text:list-item>
            </text:list>
            <text:p text:style-name="P32"/>
            <text:p text:style-name="P33"/>
            <text:p text:style-name="P34"/>
            <text:p text:style-name="P35"><text:span text:style-name="T36">2. <text:s text:c="2"/>Describe one example of what went right in this sprint.<text:s/></text:span><text:span text:style-name="T37">Most requirements we’re completed so it’s really a successful sprint.</text:span></text:p>
            <text:p text:style-name="P38"><text:tab/></text:p>
            <text:p text:style-name="P39"/>
            <text:p text:style-name="P40"/>
            <text:p text:style-name="P41"/>
            <text:p text:style-name="P42"><text:span text:style-name="T43">3. <text:s text:c="3"/>Describe one example<text:s/></text:span><text:span text:style-name="T44">of what went wrong in this sprint.<text:s/></text:span><text:span text:style-name="T45">We failed to implement application of scholarship. But it will be done before the next sprint.</text:span><text:span text:style-name="T46"><text:s/>We are also not able to consider the order of signatory in displaying applications in the Signatory Page.</text:span></text:p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><text:span text:style-name="T55">4. <text:s text:c="3"/>What will you do differently on the next sprint based on your experience<text:s/></text:span><text:span text:style-name="T56">working on this current sprint?<text:s/></text:span><text:span text:style-name="T57">We will always keep backup copies of our local files before pulling from git.</text:span><text:span text:style-name="T58"><text:s/>Merging of files should be done earlier to avoid last minute conflicts.</text:span></text:p>
            <text:p text:style-name="P59"/>
            <text:p text:style-name="P60"/>
            <text:p text:style-name="P61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07-08-13T11:01:00Z</meta:creation-date>
    <dc:date>2016-02-19T03:57:00Z</dc:date>
    <meta:print-date>2006-07-28T14:33:00Z</meta:print-date>
    <meta:template xlink:href="Normal" xlink:type="simple"/>
    <meta:editing-cycles>22</meta:editing-cycles>
    <meta:editing-duration>PT3240S</meta:editing-duration>
    <meta:document-statistic meta:page-count="2" meta:paragraph-count="2" meta:word-count="161" meta:character-count="1080" meta:row-count="7" meta:non-whitespace-character-count="921"/>
  </office:meta>
</office:document-meta>
</file>